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2.9493in"/>
    </style:style>
    <style:style style:name="TableColumn5" style:family="table-column">
      <style:table-column-properties style:column-width="2.9493in"/>
    </style:style>
    <style:style style:name="Table3" style:family="table">
      <style:table-properties style:width="5.8986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TableColumn20" style:family="table-column">
      <style:table-column-properties style:column-width="2.9493in"/>
    </style:style>
    <style:style style:name="TableColumn21" style:family="table-column">
      <style:table-column-properties style:column-width="2.9493in"/>
    </style:style>
    <style:style style:name="Table19" style:family="table">
      <style:table-properties style:width="5.8986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Column36" style:family="table-column">
      <style:table-column-properties style:column-width="2.9493in"/>
    </style:style>
    <style:style style:name="TableColumn37" style:family="table-column">
      <style:table-column-properties style:column-width="2.9493in"/>
    </style:style>
    <style:style style:name="Table35" style:family="table">
      <style:table-properties style:width="5.8986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TableColumn52" style:family="table-column">
      <style:table-column-properties style:column-width="2.9493in"/>
    </style:style>
    <style:style style:name="TableColumn53" style:family="table-column">
      <style:table-column-properties style:column-width="2.9493in"/>
    </style:style>
    <style:style style:name="Table51" style:family="table">
      <style:table-properties style:width="5.8986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TableColumn68" style:family="table-column">
      <style:table-column-properties style:column-width="2.9493in"/>
    </style:style>
    <style:style style:name="TableColumn69" style:family="table-column">
      <style:table-column-properties style:column-width="2.9493in"/>
    </style:style>
    <style:style style:name="Table67" style:family="table">
      <style:table-properties style:width="5.8986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Lote de pruebas.</text:p>
      <text:p text:style-name="P2">Caos en la envasadora.</text:p>
      <text:p text:style-name="Normal">01_SegundaMaximaALaIzquierda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N</text:p>
          </table:table-cell>
          <table:table-cell table:style-name="TableCell9">
            <text:p text:style-name="P10">OUT</text:p>
          </table:table-cell>
        </table:table-row>
        <table:table-row table:style-name="TableRow11">
          <table:table-cell table:style-name="TableCell12">
            <text:p text:style-name="P13">AAGGGGGTTTGGGGGGGAAGGF</text:p>
          </table:table-cell>
          <table:table-cell table:style-name="TableCell14">
            <text:p text:style-name="P15">21</text:p>
            <text:p text:style-name="P16">7</text:p>
            <text:p text:style-name="P17">5</text:p>
            <text:p text:style-name="P18">3</text:p>
          </table:table-cell>
        </table:table-row>
      </table:table>
      <text:p text:style-name="Normal"/>
      <text:p text:style-name="Normal">02_SegundaMaximaALaDerecha</text:p>
      <text:p text:style-name="Normal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IN</text:p>
          </table:table-cell>
          <table:table-cell table:style-name="TableCell25">
            <text:p text:style-name="P26">OUT</text:p>
          </table:table-cell>
        </table:table-row>
        <table:table-row table:style-name="TableRow27">
          <table:table-cell table:style-name="TableCell28">
            <text:p text:style-name="P29">AGGGGGGGAGGGGGTTTAAGGF</text:p>
          </table:table-cell>
          <table:table-cell table:style-name="TableCell30">
            <text:p text:style-name="P31">21</text:p>
            <text:p text:style-name="P32">7</text:p>
            <text:p text:style-name="P33">5</text:p>
            <text:p text:style-name="P34">1</text:p>
          </table:table-cell>
        </table:table-row>
      </table:table>
      <text:p text:style-name="Normal"/>
      <text:p text:style-name="Normal">03_CadaCadenaEsMayorALaAnterior</text:p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IN</text:p>
          </table:table-cell>
          <table:table-cell table:style-name="TableCell41">
            <text:p text:style-name="P42">OUT</text:p>
          </table:table-cell>
        </table:table-row>
        <table:table-row table:style-name="TableRow43">
          <table:table-cell table:style-name="TableCell44">
            <text:p text:style-name="P45">AGGAAAGGGGTTTTTGGGGGGF</text:p>
          </table:table-cell>
          <table:table-cell table:style-name="TableCell46">
            <text:p text:style-name="P47">21</text:p>
            <text:p text:style-name="P48">6</text:p>
            <text:p text:style-name="P49">4</text:p>
            <text:p text:style-name="P50">5</text:p>
          </table:table-cell>
        </table:table-row>
      </table:table>
      <text:p text:style-name="Normal"/>
      <text:p text:style-name="Normal">04_HaySoloUnaSecuenciaCorrecta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IN</text:p>
          </table:table-cell>
          <table:table-cell table:style-name="TableCell57">
            <text:p text:style-name="P58">OUT</text:p>
          </table:table-cell>
        </table:table-row>
        <table:table-row table:style-name="TableRow59">
          <table:table-cell table:style-name="TableCell60">
            <text:p text:style-name="P61">AAAGGAAAAF</text:p>
          </table:table-cell>
          <table:table-cell table:style-name="TableCell62">
            <text:p text:style-name="P63">9</text:p>
            <text:p text:style-name="P64">2</text:p>
            <text:p text:style-name="P65">0</text:p>
            <text:p text:style-name="P66">0</text:p>
          </table:table-cell>
        </table:table-row>
      </table:table>
      <text:p text:style-name="Normal"/>
      <text:p text:style-name="Normal"/>
      <text:p text:style-name="Normal">05_SecuenciasMaximasAlejadas</text:p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IN</text:p>
          </table:table-cell>
          <table:table-cell table:style-name="TableCell73">
            <text:p text:style-name="P74">OUT</text:p>
          </table:table-cell>
        </table:table-row>
        <table:table-row table:style-name="TableRow75">
          <table:table-cell table:style-name="TableCell76">
            <text:p text:style-name="P77">GGAATTTTAAATGGGGGF</text:p>
          </table:table-cell>
          <table:table-cell table:style-name="TableCell78">
            <text:p text:style-name="P79">17</text:p>
            <text:p text:style-name="P80">5</text:p>
            <text:p text:style-name="P81">2</text:p>
            <text:p text:style-name="P82">10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cerra Pablo Dario</meta:initial-creator>
    <dc:creator>Becerra Pablo Dario</dc:creator>
    <meta:creation-date>2016-10-07T18:25:00Z</meta:creation-date>
    <dc:date>2016-10-07T19:31:00Z</dc:date>
    <meta:template xlink:href="Normal" xlink:type="simple"/>
    <meta:editing-cycles>5</meta:editing-cycles>
    <meta:editing-duration>PT3960S</meta:editing-duration>
    <meta:document-statistic meta:page-count="1" meta:paragraph-count="1" meta:word-count="59" meta:character-count="384" meta:row-count="2" meta:non-whitespace-character-count="326"/>
  </office:meta>
</office:document-meta>
</file>